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d1716" officeooo:paragraph-rsid="001d1716" style:font-weight-asian="normal" style:font-weight-complex="normal"/>
    </style:style>
    <style:style style:name="P2" style:family="paragraph" style:parent-style-name="Standard">
      <style:text-properties fo:font-weight="normal" officeooo:rsid="00835c6b" officeooo:paragraph-rsid="008683f1" style:font-weight-asian="normal" style:font-weight-complex="normal"/>
    </style:style>
    <style:style style:name="P3" style:family="paragraph" style:parent-style-name="Standard">
      <style:text-properties fo:font-weight="normal" officeooo:rsid="00835c6b" officeooo:paragraph-rsid="00887416" style:font-weight-asian="normal" style:font-weight-complex="normal"/>
    </style:style>
    <style:style style:name="P4" style:family="paragraph" style:parent-style-name="Standard">
      <style:text-properties fo:font-weight="normal" officeooo:rsid="007782b9" officeooo:paragraph-rsid="00835c6b" style:font-weight-asian="normal" style:font-weight-complex="normal"/>
    </style:style>
    <style:style style:name="P5" style:family="paragraph" style:parent-style-name="Standard">
      <style:text-properties fo:font-weight="normal" officeooo:rsid="005bb123" officeooo:paragraph-rsid="00835c6b" style:font-weight-asian="normal" style:font-weight-complex="normal"/>
    </style:style>
    <style:style style:name="P6" style:family="paragraph" style:parent-style-name="Standard">
      <style:text-properties fo:font-weight="bold" officeooo:rsid="0083091b" officeooo:paragraph-rsid="0083091b" style:font-weight-asian="bold" style:font-weight-complex="bold"/>
    </style:style>
    <style:style style:name="P7" style:family="paragraph" style:parent-style-name="Standard">
      <style:text-properties fo:font-weight="bold" officeooo:rsid="005c7f1a" officeooo:paragraph-rsid="00835c6b" style:font-weight-asian="bold" style:font-weight-complex="bold"/>
    </style:style>
    <style:style style:name="P8" style:family="paragraph" style:parent-style-name="Standard">
      <style:text-properties fo:font-weight="bold" officeooo:rsid="007612f3" officeooo:paragraph-rsid="00835c6b" style:font-weight-asian="bold" style:font-weight-complex="bold"/>
    </style:style>
    <style:style style:name="P9" style:family="paragraph" style:parent-style-name="Standard">
      <style:text-properties fo:font-weight="bold" officeooo:rsid="008683f1" officeooo:paragraph-rsid="008683f1" style:font-weight-asian="bold" style:font-weight-complex="bold"/>
    </style:style>
    <style:style style:name="P10" style:family="paragraph" style:parent-style-name="Standard">
      <style:text-properties fo:font-weight="bold" officeooo:rsid="00899d77" officeooo:paragraph-rsid="00899d77" style:font-weight-asian="bold" style:font-weight-complex="bold"/>
    </style:style>
    <style:style style:name="P11" style:family="paragraph" style:parent-style-name="Standard">
      <style:text-properties officeooo:rsid="002f8a74" officeooo:paragraph-rsid="00835c6b"/>
    </style:style>
    <style:style style:name="P12" style:family="paragraph" style:parent-style-name="Standard">
      <style:text-properties officeooo:rsid="004ab4a4" officeooo:paragraph-rsid="00835c6b"/>
    </style:style>
    <style:style style:name="P13" style:family="paragraph" style:parent-style-name="Standard">
      <style:text-properties officeooo:rsid="00472594" officeooo:paragraph-rsid="00835c6b"/>
    </style:style>
    <style:style style:name="P14" style:family="paragraph" style:parent-style-name="Standard">
      <style:text-properties officeooo:rsid="0070485d" officeooo:paragraph-rsid="00835c6b"/>
    </style:style>
    <style:style style:name="P15" style:family="paragraph" style:parent-style-name="Standard">
      <style:text-properties officeooo:paragraph-rsid="00835c6b"/>
    </style:style>
    <style:style style:name="P16" style:family="paragraph" style:parent-style-name="Standard">
      <style:text-properties officeooo:paragraph-rsid="00887416"/>
    </style:style>
    <style:style style:name="P17" style:family="paragraph" style:parent-style-name="Standard">
      <style:text-properties officeooo:rsid="00899d77" officeooo:paragraph-rsid="00899d77"/>
    </style:style>
    <style:style style:name="P18" style:family="paragraph" style:parent-style-name="Standard">
      <style:text-properties officeooo:paragraph-rsid="008ce510"/>
    </style:style>
    <style:style style:name="P19" style:family="paragraph" style:parent-style-name="Standard">
      <style:text-properties officeooo:paragraph-rsid="00913c92"/>
    </style:style>
    <style:style style:name="P20" style:family="paragraph" style:parent-style-name="Standard">
      <style:text-properties officeooo:rsid="009447f9" officeooo:paragraph-rsid="009447f9"/>
    </style:style>
    <style:style style:name="P21" style:family="paragraph" style:parent-style-name="Standard">
      <style:text-properties fo:font-weight="normal" officeooo:rsid="0064e971" officeooo:paragraph-rsid="00835c6b" style:font-weight-asian="normal" style:font-weight-complex="normal"/>
    </style:style>
    <style:style style:name="P22" style:family="paragraph" style:parent-style-name="Standard">
      <style:text-properties fo:font-weight="normal" officeooo:rsid="00904ea3" officeooo:paragraph-rsid="008ce510" style:font-weight-asian="normal" style:font-weight-complex="normal"/>
    </style:style>
    <style:style style:name="P23" style:family="paragraph" style:parent-style-name="Standard">
      <style:text-properties fo:font-weight="normal" officeooo:rsid="0093f84d" officeooo:paragraph-rsid="00913c9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5bb123" style:font-weight-asian="normal" style:font-weight-complex="normal"/>
    </style:style>
    <style:style style:name="T3" style:family="text">
      <style:text-properties fo:font-weight="normal" officeooo:rsid="0064e971" style:font-weight-asian="normal" style:font-weight-complex="normal"/>
    </style:style>
    <style:style style:name="T4" style:family="text">
      <style:text-properties fo:font-weight="normal" officeooo:rsid="0065e0e1" style:font-weight-asian="normal" style:font-weight-complex="normal"/>
    </style:style>
    <style:style style:name="T5" style:family="text">
      <style:text-properties fo:font-weight="normal" officeooo:rsid="006b6c4d" style:font-weight-asian="normal" style:font-weight-complex="normal"/>
    </style:style>
    <style:style style:name="T6" style:family="text">
      <style:text-properties fo:font-weight="normal" officeooo:rsid="006b5680" style:font-weight-asian="normal" style:font-weight-complex="normal"/>
    </style:style>
    <style:style style:name="T7" style:family="text">
      <style:text-properties fo:font-weight="normal" officeooo:rsid="008683f1" style:font-weight-asian="normal" style:font-weight-complex="normal"/>
    </style:style>
    <style:style style:name="T8" style:family="text">
      <style:text-properties fo:font-weight="normal" officeooo:rsid="003ca0f2" style:font-weight-asian="normal" style:font-weight-complex="normal"/>
    </style:style>
    <style:style style:name="T9" style:family="text">
      <style:text-properties fo:font-weight="normal" officeooo:rsid="009316e1" style:font-weight-asian="normal" style:font-weight-complex="normal"/>
    </style:style>
    <style:style style:name="T10" style:family="text">
      <style:text-properties fo:font-weight="normal" officeooo:rsid="008b2e0e" style:font-weight-asian="normal" style:font-weight-complex="normal"/>
    </style:style>
    <style:style style:name="T11" style:family="text">
      <style:text-properties fo:font-weight="normal" officeooo:rsid="008ce510" style:font-weight-asian="normal" style:font-weight-complex="normal"/>
    </style:style>
    <style:style style:name="T12" style:family="text">
      <style:text-properties fo:font-weight="normal" officeooo:rsid="008ed6c0" style:font-weight-asian="normal" style:font-weight-complex="normal"/>
    </style:style>
    <style:style style:name="T13" style:family="text">
      <style:text-properties fo:font-weight="normal" officeooo:rsid="00904ea3" style:font-weight-asian="normal" style:font-weight-complex="normal"/>
    </style:style>
    <style:style style:name="T14" style:family="text">
      <style:text-properties fo:font-weight="normal" officeooo:rsid="009315b2" style:font-weight-asian="normal" style:font-weight-complex="normal"/>
    </style:style>
    <style:style style:name="T15" style:family="text">
      <style:text-properties fo:font-weight="normal" officeooo:rsid="00913c92" style:font-weight-asian="normal" style:font-weight-complex="normal"/>
    </style:style>
    <style:style style:name="T16" style:family="text">
      <style:text-properties fo:font-weight="normal" officeooo:rsid="0093f84d" style:font-weight-asian="normal" style:font-weight-complex="normal"/>
    </style:style>
    <style:style style:name="T17" style:family="text">
      <style:text-properties fo:font-weight="normal" officeooo:rsid="009447f9" style:font-weight-asian="normal" style:font-weight-complex="normal"/>
    </style:style>
    <style:style style:name="T18" style:family="text">
      <style:text-properties fo:font-weight="normal" officeooo:rsid="0094dc79" style:font-weight-asian="normal" style:font-weight-complex="normal"/>
    </style:style>
    <style:style style:name="T19" style:family="text">
      <style:text-properties fo:font-weight="bold" officeooo:rsid="00632925" style:font-weight-asian="bold" style:font-weight-complex="bold"/>
    </style:style>
    <style:style style:name="T20" style:family="text">
      <style:text-properties fo:font-weight="bold" officeooo:rsid="006b5680" style:font-weight-asian="bold" style:font-weight-complex="bold"/>
    </style:style>
    <style:style style:name="T21" style:family="text">
      <style:text-properties officeooo:rsid="00835c6b"/>
    </style:style>
    <style:style style:name="T22" style:family="text">
      <style:text-properties officeooo:rsid="007974e8"/>
    </style:style>
    <style:style style:name="T23" style:family="text">
      <style:text-properties officeooo:rsid="005fdfed"/>
    </style:style>
    <style:style style:name="T24" style:family="text">
      <style:text-properties officeooo:rsid="00332016"/>
    </style:style>
    <style:style style:name="T25" style:family="text">
      <style:text-properties officeooo:rsid="005e6291"/>
    </style:style>
    <style:style style:name="T26" style:family="text">
      <style:text-properties officeooo:rsid="0060dca5"/>
    </style:style>
    <style:style style:name="T27" style:family="text">
      <style:text-properties officeooo:rsid="003ca0f2"/>
    </style:style>
    <style:style style:name="T28" style:family="text">
      <style:text-properties officeooo:rsid="003d1016"/>
    </style:style>
    <style:style style:name="T29" style:family="text">
      <style:text-properties officeooo:rsid="003a0c2d"/>
    </style:style>
    <style:style style:name="T30" style:family="text">
      <style:text-properties officeooo:rsid="003d8ee9"/>
    </style:style>
    <style:style style:name="T31" style:family="text">
      <style:text-properties officeooo:rsid="004bce70"/>
    </style:style>
    <style:style style:name="T32" style:family="text">
      <style:text-properties officeooo:rsid="003eec12"/>
    </style:style>
    <style:style style:name="T33" style:family="text">
      <style:text-properties officeooo:rsid="003fbec5"/>
    </style:style>
    <style:style style:name="T34" style:family="text">
      <style:text-properties officeooo:rsid="0048dfb8"/>
    </style:style>
    <style:style style:name="T35" style:family="text">
      <style:text-properties officeooo:rsid="00416827"/>
    </style:style>
    <style:style style:name="T36" style:family="text">
      <style:text-properties officeooo:rsid="00431b6b"/>
    </style:style>
    <style:style style:name="T37" style:family="text">
      <style:text-properties officeooo:rsid="0062159b"/>
    </style:style>
    <style:style style:name="T38" style:family="text">
      <style:text-properties officeooo:rsid="006b5680"/>
    </style:style>
    <style:style style:name="T39" style:family="text">
      <style:text-properties officeooo:rsid="00632925"/>
    </style:style>
    <style:style style:name="T40" style:family="text">
      <style:text-properties officeooo:rsid="006cfdf2"/>
    </style:style>
    <style:style style:name="T41" style:family="text">
      <style:text-properties officeooo:rsid="0044247e"/>
    </style:style>
    <style:style style:name="T42" style:family="text">
      <style:text-properties officeooo:rsid="004aecfe"/>
    </style:style>
    <style:style style:name="T43" style:family="text">
      <style:text-properties officeooo:rsid="00315d12"/>
    </style:style>
    <style:style style:name="T44" style:family="text">
      <style:text-properties officeooo:rsid="0047aca9"/>
    </style:style>
    <style:style style:name="T45" style:family="text">
      <style:text-properties officeooo:rsid="0047d38d"/>
    </style:style>
    <style:style style:name="T46" style:family="text">
      <style:text-properties officeooo:rsid="006d713c"/>
    </style:style>
    <style:style style:name="T47" style:family="text">
      <style:text-properties officeooo:rsid="006f6c01"/>
    </style:style>
    <style:style style:name="T48" style:family="text">
      <style:text-properties officeooo:rsid="007984e6"/>
    </style:style>
    <style:style style:name="T49" style:family="text">
      <style:text-properties officeooo:rsid="007a55ee"/>
    </style:style>
    <style:style style:name="T50" style:family="text">
      <style:text-properties officeooo:rsid="00740f60"/>
    </style:style>
    <style:style style:name="T51" style:family="text">
      <style:text-properties officeooo:rsid="00741ee5"/>
    </style:style>
    <style:style style:name="T52" style:family="text">
      <style:text-properties officeooo:rsid="00721e33"/>
    </style:style>
    <style:style style:name="T53" style:family="text">
      <style:text-properties officeooo:rsid="00852b30"/>
    </style:style>
    <style:style style:name="T54" style:family="text">
      <style:text-properties officeooo:rsid="008683f1"/>
    </style:style>
    <style:style style:name="T55" style:family="text">
      <style:text-properties officeooo:rsid="00887416"/>
    </style:style>
    <style:style style:name="T56" style:family="text">
      <style:text-properties officeooo:rsid="008b2e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valuation of <text:span text:style-name="T21">Classifier</text:span></text:p>
      <text:p text:style-name="P6"/>
      <text:p text:style-name="P9">1. The Codebook</text:p>
      <text:p text:style-name="P3">The codebook was formulated <text:span text:style-name="T53">only from analysis of the crypto-market listings. </text:span></text:p>
      <text:p text:style-name="P3"/>
      <text:p text:style-name="P3"><text:span text:style-name="T54">In retrospect, and if time had permitted, the codebook should have been formulated based on a sub-section of </text:span><text:span text:style-name="T55">each of the three datasets.</text:span></text:p>
      <text:p text:style-name="P2"/>
      <text:p text:style-name="P2">This would have allowed for a more accurate <text:span text:style-name="T54">and detailed codebook</text:span></text:p>
      <text:p text:style-name="P7"/>
      <text:p text:style-name="P9">2. Classifier Design</text:p>
      <text:p text:style-name="P15"><text:span text:style-name="T2">While the design of the model was generally effective, there were a</text:span><text:span text:style-name="T3">re </text:span><text:span text:style-name="T4">a few</text:span><text:span text:style-name="T3"> limitations which </text:span><text:span text:style-name="T4">hinder its effectiveness as well as its practical use.</text:span><text:span text:style-name="T3"> </text:span></text:p>
      <text:p text:style-name="P21"/>
      <text:p text:style-name="P10">Data<text:span text:style-name="T56">set </text:span>Type</text:p>
      <text:p text:style-name="P17"><text:span text:style-name="T3">T</text:span><text:span text:style-name="T1">he classifier was far more effective for market listings than for the thread titles.</text:span></text:p>
      <text:p text:style-name="P17"><text:span text:style-name="T1">Partly due to the ground truth dataset being mainly comprised of market listings </text:span><text:span text:style-name="T10">but it was also because the data was more formal and homogenised.</text:span></text:p>
      <text:p text:style-name="P5"/>
      <text:p text:style-name="P15"><text:span text:style-name="T23">Uncommon m</text:span><text:span text:style-name="T24">isspellings </text:span><text:span text:style-name="T23">will</text:span><text:span text:style-name="T24"> </text:span><text:span text:style-name="T25">result in tokens</text:span><text:span text:style-name="T24"> that the classifier </text:span><text:span text:style-name="T23">assigns a low</text:span><text:span text:style-name="T24"> log likelihood score </text:span><text:span text:style-name="T23">to </text:span><text:span text:style-name="T26">and therefore items containing these misspellings have an increased chance of being incorrectly categorised.</text:span></text:p>
      <text:p text:style-name="P15"/>
      <text:p text:style-name="P15"><text:span text:style-name="T27">Secondly, </text:span><text:span text:style-name="T28">t</text:span><text:span text:style-name="T29">here are also </text:span><text:span text:style-name="T30">keywords or key phrases that are </text:span><text:span text:style-name="T31">not present or rarely occur within the ground truth data</text:span><text:span text:style-name="T30"> but </text:span><text:span text:style-name="T31">are also </text:span><text:span text:style-name="T30">meaningful. </text:span><text:span text:style-name="T32">For example, the item ‘flame thrower’ would be recognised by most people as fitting within the “Weaponry &amp; Explosives” category. However, </text:span><text:span text:style-name="T33">such</text:span><text:span text:style-name="T32"> keywords are not prevalent </text:span><text:span text:style-name="T34">within the ground truth data </text:span><text:span text:style-name="T32">to the extent </text:span><text:span text:style-name="T35">that they would receive significant </text:span><text:span text:style-name="T36">LL </text:span><text:span text:style-name="T35">weightings </text:span><text:span text:style-name="T36">for that category and would be automatically sorted into the ‘Other’ category.</text:span></text:p>
      <text:p text:style-name="P15"/>
      <text:p text:style-name="P15"><text:span text:style-name="T37">The classifier attempts to control for this to an extent by performing checks for certain key phrases prior to </text:span><text:span text:style-name="T38">the </text:span><text:span text:style-name="T37">tokenisation </text:span><text:span text:style-name="T38">stage</text:span><text:span text:style-name="T37"> </text:span><text:span text:style-name="T39">(</text:span><text:span text:style-name="T5">further detail </text:span><text:span text:style-name="T6">on </text:span><text:span text:style-name="T19">PAGE </text:span><text:span text:style-name="T20">numb</text:span><text:span text:style-name="T19">)</text:span><text:span text:style-name="T37">. </text:span><text:span text:style-name="T40">However, the sheer number of potential relevant phrases </text:span></text:p>
      <text:p text:style-name="P15"/>
      <text:p text:style-name="P15"><text:span text:style-name="T41">For this reason, it is important that </text:span><text:span text:style-name="T34">after</text:span><text:span text:style-name="T41"> the implementation there is some manual checking of the ‘Other’ category </text:span><text:span text:style-name="T34">to identify </text:span><text:span text:style-name="T42">any items have been miscategorised.</text:span></text:p>
      <text:p text:style-name="P15"/>
      <text:p text:style-name="P16"><text:span text:style-name="T7">M</text:span><text:span text:style-name="T8">any of </text:span><text:span text:style-name="T9">categories overlap considerably </text:span></text:p>
      <text:p text:style-name="P15"/>
      <text:p text:style-name="P11">The aim <text:span text:style-name="T43">is </text:span></text:p>
      <text:p text:style-name="P11"/>
      <text:p text:style-name="P12">The adding of additional phrases</text:p>
      <text:p text:style-name="P11"/>
      <text:p text:style-name="P12">Certain </text:p>
      <text:p text:style-name="P11"/>
      <text:p text:style-name="P15"><text:span text:style-name="T44">This involved adding more items to the ground truth data, particular</text:span><text:span text:style-name="T45">ly</text:span><text:span text:style-name="T44"> in the areas which were being incorrectly categorised at a greater percentage than others.</text:span></text:p>
      <text:p text:style-name="P15"/>
      <text:p text:style-name="P13">In some instances where the ground truth data had been incorrectly categorised this was corrected.</text:p>
      <text:p text:style-name="P13"/>
      <text:p text:style-name="P15"><text:soft-page-break/><text:span text:style-name="T46">A more practical limitation of the classifier its </text:span><text:span text:style-name="T47">processing </text:span><text:span text:style-name="T46">speed. </text:span><text:span text:style-name="T48">It can take the classifier several hours to train and then </text:span><text:span text:style-name="T49">classify a list of 5,000 items (each being a string containing approximately five words).</text:span></text:p>
      <text:p text:style-name="P14"/>
      <text:p text:style-name="P14">The <text:span text:style-name="T50">classifier </text:span>code may need to be <text:span text:style-name="T51">rendered</text:span> more efficient <text:span text:style-name="T52">if applied to larger datasets.</text:span></text:p>
      <text:p text:style-name="P15"/>
      <text:p text:style-name="P8">Optimisation</text:p>
      <text:p text:style-name="P4"><text:span text:style-name="T22">On some occasions,</text:span> changes were made to the code to improve efficiency. </text:p>
      <text:p text:style-name="P4"/>
      <text:p text:style-name="P18"><text:span text:style-name="T11">Given additional time, I would have experimented with a different </text:span><text:span text:style-name="T12">algorithms </text:span><text:span text:style-name="T13">such as log-likelihood ratio to determine whether these would have produced increased validity.</text:span></text:p>
      <text:p text:style-name="P22"/>
      <text:p text:style-name="P19"><text:span text:style-name="T13">A </text:span><text:span text:style-name="T15">more long-term goal </text:span><text:span text:style-name="T14">would be to integrate the classifier with web crawler to produce a continuous mapping of learning material on the darknet. </text:span><text:span text:style-name="T16">This would produce a </text:span><text:span text:style-name="T17">far </text:span><text:span text:style-name="T16">more detailed </text:span><text:span text:style-name="T18">and current mapping. It would also allow for the more accurate tracking of trends within the darknet.</text:span></text:p>
      <text:p text:style-name="P23"/>
      <text:p text:style-name="P20"><text:span text:style-name="T16">M</text:span><text:span text:style-name="T1">achine learning techniques could also be implemented to allow for the continuous training and improvement of the classifier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4.2$Linux_X86_64 LibreOffice_project/40$Build-2</meta:generator>
    <dc:date>2020-07-24T14:31:57.745614769</dc:date>
    <meta:editing-duration>P1DT3H40M21S</meta:editing-duration>
    <meta:editing-cycles>96</meta:editing-cycles>
    <meta:document-statistic meta:table-count="0" meta:image-count="0" meta:object-count="0" meta:page-count="2" meta:paragraph-count="27" meta:word-count="495" meta:character-count="3127" meta:non-whitespace-character-count="2652"/>
  </office:meta>
</office:document-meta>
</file>